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b0abd" officeooo:paragraph-rsid="000b0abd"/>
    </style:style>
    <style:style style:name="P2" style:family="paragraph" style:parent-style-name="Standard">
      <style:text-properties officeooo:rsid="000ae5cb" officeooo:paragraph-rsid="000ae5c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d09f8" officeooo:paragraph-rsid="000d09f8"/>
    </style:style>
    <style:style style:name="P5" style:family="paragraph" style:parent-style-name="Heading_20_1">
      <style:paragraph-properties fo:text-align="center" style:justify-single-word="false"/>
      <style:text-properties officeooo:paragraph-rsid="000b0abd"/>
    </style:style>
    <style:style style:name="T1" style:family="text">
      <style:text-properties officeooo:rsid="000b0abd"/>
    </style:style>
    <style:style style:name="T2" style:family="text">
      <style:text-properties officeooo:rsid="000ce642"/>
    </style:style>
    <style:style style:name="T3" style:family="text">
      <style:text-properties officeooo:rsid="000d09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sign Document bsEdit</text:h>
      <text:h text:style-name="P5" text:outline-level="1">Copyright (C) 2019/2022 <text:span text:style-name="T1">Steven Truppe</text:span></text:h>
      <text:p text:style-name="P2"/>
      <text:p text:style-name="P2"/>
      <text:h text:style-name="Heading_20_2" text:outline-level="2"><text:span text:style-name="T2">I. </text:span>Features for version 1.0</text:h>
      <text:p text:style-name="Text_20_body">This is the list with all the features that <text:span text:style-name="T3">i want to implement</text:span> for the version 1.0 <text:span text:style-name="T3">have it all done (will take a long time).</text:span></text:p>
      <text:p text:style-name="P2"/>
      <text:h text:style-name="Heading_20_2" text:outline-level="2">1. User Interface:</text:h>
      <text:list xml:id="list1870886795" text:style-name="L1">
        <text:list-item>
          <text:p text:style-name="P3">Written in C++ 11.</text:p>
        </text:list-item>
        <text:list-item>
          <text:p text:style-name="P3">Every GUI-element can have it‘s own theme (css like syntax).</text:p>
        </text:list-item>
        <text:list-item>
          <text:p text:style-name="P3">It‘s easy to add new GUI-elements.</text:p>
        </text:list-item>
        <text:list-item>
          <text:p text:style-name="P3">Everything is documented in multiple languages.</text:p>
        </text:list-item>
        <text:list-item>
          <text:p text:style-name="P3">Every GUI-element can also be accessed by shortcuts.</text:p>
        </text:list-item>
        <text:list-item>
          <text:p text:style-name="P4">Server/Client architecture (windows/linux)</text:p>
        </text:list-item>
      </text:list>
      <text:p text:style-name="Text_20_body"/>
      <text:h text:style-name="Heading_20_2" text:outline-level="2">2. Custom keyboard shortcuts:</text:h>
      <text:p text:style-name="Text_20_body"/>
      <text:h text:style-name="Heading_20_2" text:outline-level="2">3. Reflection and Python support:</text:h>
      <text:p text:style-name="P1">The important classes are able to use some kind of reflection and stores the information in a database for fast runtime access and the classes are automatically converted to python modules so the important parts of the application can be scripted with python.</text:p>
      <text:h text:style-name="Heading_20_2" text:outline-level="2">4. Node based system:</text:h>
      <text:p text:style-name="Text_20_body">The hole system must be node based so no programmers are needed for complicated tasks where normaly a programmer has to writ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2:38:23.268895937</meta:creation-date>
    <dc:date>2019-08-17T22:20:26.897991002</dc:date>
    <meta:editing-duration>PT21H41M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164" meta:character-count="967" meta:non-whitespace-character-count="825"/>
  </office:meta>
</office:document-meta>
</file>